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  <style:paragraph-properties fo:margin-top="0in" fo:margin-bottom="0in"/>
    </style:style>
    <style:style style:name="P224" style:family="paragraph" style:parent-style-name="Text_20_body" style:list-style-name="L204">
      <style:paragraph-properties fo:margin-top="0in" fo:margin-bottom="0in"/>
    </style:style>
    <style:style style:name="P225" style:family="paragraph" style:parent-style-name="Text_20_body" style:list-style-name="L20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19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4" text:outline-level="4">SLOPE | Slope | DONE</text:h>
      <text:list text:style-name="L183">
        <text:list-item>
          <text:p text:style-name="P203"><text:span text:style-name="Source_Text">float = jhta.SLOPE(x1, y1, x2, y2)</text:span></text:p>
        </text:list-item>
        <text:list-item>
          <text:p text:style-name="P203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84">
        <text:list-item>
          <text:p text:style-name="P204"><text:span text:style-name="Source_Text">list of floats = jhta.SLOPES(df, n, price='Close')</text:span></text:p>
        </text:list-item>
        <text:list-item>
          <text:p text:style-name="P204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5">
        <text:list-item>
          <text:p text:style-name="P205"><text:span text:style-name="Source_Text">float = jhta.HR(hit_trades_int, total_trades_int)</text:span></text:p>
        </text:list-item>
        <text:list-item>
          <text:p text:style-name="P205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6">
        <text:list-item>
          <text:p text:style-name="P206"><text:span text:style-name="Source_Text">float = jhta.PLR(mean_trade_profit_float, mean_trade_loss_float)</text:span></text:p>
        </text:list-item>
        <text:list-item>
          <text:p text:style-name="P206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7">
        <text:list-item>
          <text:p text:style-name="P207"><text:span text:style-name="Source_Text">float = jhta.EV(hitrade_float, mean_trade_profit_float, mean_trade_loss_float)</text:span></text:p>
        </text:list-item>
        <text:list-item>
          <text:p text:style-name="P207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8">
        <text:list-item>
          <text:p text:style-name="P208"><text:span text:style-name="Source_Text">int = jhta.POR(hitrade_float, profit_loss_ratio_float)</text:span></text:p>
        </text:list-item>
        <text:list-item>
          <text:p text:style-name="P208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89">
        <text:list-item>
          <text:p text:style-name="P209"><text:span text:style-name="Source_Text">float = jhta.BPPS(trade_start_price, trade_end_price, trade_start_timestamp, trade_end_timestamp)</text:span></text:p>
        </text:list-item>
        <text:list-item>
          <text:p text:style-name="P209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0">
        <text:list-item>
          <text:p text:style-name="P210"><text:span text:style-name="Source_Text">list of floats = jhta.AEM(df)</text:span></text:p>
        </text:list-item>
        <text:list-item>
          <text:p text:style-name="P210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1">
        <text:list-item>
          <text:p text:style-name="P211"><text:span text:style-name="Source_Text">list of floats = jhta.ATR(df, n)</text:span></text:p>
        </text:list-item>
        <text:list-item>
          <text:p text:style-name="P211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2">
        <text:list-item>
  </text:list-item>
      </text:list>
      <text:p text:style-name="Horizontal_20_Line"/>
      <text:h text:style-name="Heading_20_4" text:outline-level="4">RVI | Relative Volatility Index | DONE</text:h>
      <text:list text:style-name="L193">
        <text:list-item>
          <text:p text:style-name="P213"><text:span text:style-name="Source_Text">list of floats = jhta.RVI(df, n)</text:span></text:p>
        </text:list-item>
        <text:list-item>
          <text:p text:style-name="P213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4">
        <text:list-item>
  </text:list-item>
      </text:list>
      <text:p text:style-name="Horizontal_20_Line"/>
      <text:h text:style-name="Heading_20_4" text:outline-level="4">TRANGE | True Range | DONE</text:h>
      <text:list text:style-name="L195">
        <text:list-item>
          <text:p text:style-name="P215"><text:span text:style-name="Source_Text">list of floats = jhta.TRANGE(df)</text:span></text:p>
        </text:list-item>
        <text:list-item>
          <text:p text:style-name="P21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6">
        <text:list-item>
          <text:p text:style-name="P216"><text:span text:style-name="Source_Text">list of floats = jhta.AD(df)</text:span></text:p>
        </text:list-item>
        <text:list-item>
          <text:p text:style-name="P21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7">
        <text:list-item>
  </text:list-item>
      </text:list>
      <text:p text:style-name="Horizontal_20_Line"/>
      <text:h text:style-name="Heading_20_4" text:outline-level="4">OBV | On Balance Volume | DONE</text:h>
      <text:list text:style-name="L198">
        <text:list-item>
          <text:p text:style-name="P218"><text:span text:style-name="Source_Text">list of floats = jhta.OBV(df)</text:span></text:p>
        </text:list-item>
        <text:list-item>
          <text:p text:style-name="P21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199">
        <text:list-item>
          <text:p text:style-name="P219"><text:span text:style-name="Source_Text">list of ints = jhta.PVR(df, price='Close')</text:span></text:p>
        </text:list-item>
        <text:list-item>
          <text:p text:style-name="P21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0">
        <text:list-item>
          <text:p text:style-name="P220"><text:span text:style-name="Source_Text">list of floats = jhta.PVT(df, price='Close')</text:span></text:p>
        </text:list-item>
        <text:list-item>
          <text:p text:style-name="P22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01">
        <text:list-item>
          <text:p text:style-name="P221"><text:span text:style-name="Source_Text">list of floats = jhta.PVI(df, price='Close')</text:span></text:p>
        </text:list-item>
        <text:list-item>
          <text:p text:style-name="P22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2">
        <text:list-item>
          <text:p text:style-name="P222"><text:span text:style-name="Source_Text">list of floats = jhta.NVI(df, price='Close')</text:span></text:p>
        </text:list-item>
        <text:list-item>
          <text:p text:style-name="P222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03">
        <text:list-item>
          <text:p text:style-name="P223"><text:a xlink:type="simple" xlink:href="https://github.com/joosthoeks/jhTAlib/tree/master/notebooks" office:name=""><text:span text:style-name="Definition">https://github.com/joosthoeks/jhTAlib/tree/master/notebooks</text:span></text:a></text:p>
        </text:list-item>
      </text:list>
      <text:h text:style-name="Heading_20_3" text:outline-level="3">Recession Probability</text:h>
      <text:list text:style-name="L204">
        <text:list-item>
          <text:p text:style-name="P224"><text:a xlink:type="simple" xlink:href="https://colab.research.google.com/github/joosthoeks/jhTAlib/blob/master/notebooks/recession_probability.ipynb" office:name=""><text:span text:style-name="Definition">https://colab.research.google.com/github/joosthoeks/jhTAlib/blob/master/notebooks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05">
        <text:list-item>
          <text:p text:style-name="P22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